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language="ca" fo:country="ES" officeooo:rsid="00249917" officeooo:paragraph-rsid="0028b1cf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249917" officeooo:paragraph-rsid="00287f8f"/>
    </style:style>
    <style:style style:name="P3" style:family="paragraph" style:parent-style-name="Standard">
      <style:paragraph-properties style:writing-mode="lr-tb"/>
      <style:text-properties style:font-name="Century Gothic1" fo:language="ca" fo:country="ES" officeooo:rsid="00249917" officeooo:paragraph-rsid="002971af"/>
    </style:style>
    <style:style style:name="P4" style:family="paragraph" style:parent-style-name="Standard">
      <style:paragraph-properties style:writing-mode="lr-tb"/>
      <style:text-properties style:font-name="Century Gothic1" fo:language="ca" fo:country="ES" officeooo:rsid="002b580d" officeooo:paragraph-rsid="002b580d"/>
    </style:style>
    <style:style style:name="P5" style:family="paragraph" style:parent-style-name="Standard">
      <style:paragraph-properties style:writing-mode="lr-tb"/>
      <style:text-properties fo:language="ca" fo:country="ES" fo:font-style="italic" style:font-style-asian="italic" style:font-style-complex="italic"/>
    </style:style>
    <style:style style:name="T1" style:family="text">
      <style:text-properties officeooo:rsid="0028b1cf"/>
    </style:style>
    <style:style style:name="T2" style:family="text">
      <style:text-properties officeooo:rsid="002971af"/>
    </style:style>
    <style:style style:name="T3" style:family="text">
      <style:text-properties officeooo:rsid="002b580d"/>
    </style:style>
    <style:style style:name="T4" style:family="text">
      <style:text-properties officeooo:rsid="00249917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, el secretari del IES Joan Ramis i Ramis, certific q<text:span text:style-name="T4">ue, el </text:span>alumne Eneko Gomez Diaz<text:span text:style-name="T4">, amb DNI núm. </text:span>675830029D<text:span text:style-name="T4">, </text:span>que <text:span text:style-name="T4">actualment </text:span>està <text:span text:style-name="T4">cursa</text:span>nt<text:span text:style-name="T4"> els estudis de 1r curs del cicle formatiu de </text:span>g<text:span text:style-name="T4">rau </text:span>m<text:span text:style-name="T4">itjà en </text:span>s<text:span text:style-name="T4">istemes </text:span>m<text:span text:style-name="T4">icroinformàtics i </text:span>x<text:span text:style-name="T4">arxes en aquest centre </text:span>escolar.</text:p>
      <text:p text:style-name="P2"/>
      <text:p text:style-name="P2">I, signo el present certificat amb <text:span text:style-name="T3">l'aprovació </text:span>de la direcció del centre.</text:p>
      <text:p text:style-name="P2"/>
      <text:p text:style-name="P2">Av. de Vives Llull, 15, 07703 Maó, Illes Balears</text:p>
      <text:p text:style-name="P2"><text:s text:c="3"/></text:p>
      <text:p text:style-name="P5">Secretari del IES Joan Ramis i Ramis</text:p>
      <text:p text:style-name="P3"/>
      <text:p text:style-name="P3"><text:span text:style-name="T3">Vist i aprovat:</text:span> <text:s/></text:p>
      <text:p text:style-name="P2"><text:span text:style-name="T5">La Direcció del Centre</text:span> <text:s/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2-11T12:37:20.993869027</dc:date>
    <meta:editing-duration>PT59M27S</meta:editing-duration>
    <meta:editing-cycles>8</meta:editing-cycles>
    <meta:generator>LibreOffice/24.2.6.2$Linux_X86_64 LibreOffice_project/420$Build-2</meta:generator>
    <meta:document-statistic meta:table-count="0" meta:image-count="0" meta:object-count="0" meta:page-count="1" meta:paragraph-count="7" meta:word-count="79" meta:character-count="460" meta:non-whitespace-character-count="380"/>
  </office:meta>
</office:document-meta>
</file>